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25cm"/>
    </style:style>
    <style:style style:name="gr2" style:family="graphic" style:parent-style-name="standard">
      <style:graphic-properties svg:stroke-color="#ba131a"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color="#c06616" draw:fill="solid" draw:fill-color="#fffbcc" draw:textarea-horizontal-align="justify" draw:textarea-vertical-align="middle" draw:auto-grow-height="false" fo:min-height="0.749cm" fo:min-width="2.5cm" fo:wrap-option="no-wrap"/>
    </style:style>
    <style:style style:name="gr5" style:family="graphic" style:parent-style-name="objectwithoutfill">
      <style:graphic-properties svg:stroke-color="#00508f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508f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8" style:family="graphic" style:parent-style-name="objectwithoutfill">
      <style:graphic-properties draw:stroke="dash" draw:stroke-dash="Fine_20_Dashed" svg:stroke-color="#00864b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820f71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820f71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ba131a"/>
    </style:style>
    <style:style style:name="P4" style:family="paragraph">
      <loext:graphic-properties draw:fill="none" draw:fill-color="#ffffff"/>
      <style:text-properties fo:color="#ba131a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solid" draw:fill-color="#fffbcc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508f" fo:font-size="18pt" style:font-size-asian="18pt" style:font-size-complex="18pt"/>
    </style:style>
    <style:style style:name="P9" style:family="paragraph">
      <loext:graphic-properties draw:fill="none" draw:fill-color="#ffffff"/>
      <style:text-properties fo:color="#00508f" fo:font-size="18pt" style:font-size-asian="18pt" style:font-size-complex="18pt"/>
    </style:style>
    <style:style style:name="P10" style:family="paragraph">
      <style:text-properties fo:color="#00864b" fo:font-size="12pt" style:font-size-asian="18pt" style:font-size-complex="18pt"/>
    </style:style>
    <style:style style:name="P11" style:family="paragraph">
      <loext:graphic-properties draw:fill="none" draw:fill-color="#ffffff"/>
      <style:text-properties fo:color="#00864b" fo:font-size="12pt" style:font-size-asian="18pt" style:font-size-complex="18pt"/>
    </style:style>
    <style:style style:name="P12" style:family="paragraph">
      <style:text-properties fo:color="#00508f" fo:font-size="12pt" style:font-size-asian="18pt" style:font-size-complex="18pt"/>
    </style:style>
    <style:style style:name="P13" style:family="paragraph">
      <loext:graphic-properties draw:fill="none" draw:fill-color="#ffffff"/>
      <style:text-properties fo:color="#00508f" fo:font-size="12pt" style:font-size-asian="18pt" style:font-size-complex="18pt"/>
    </style:style>
    <style:style style:name="P14" style:family="paragraph">
      <style:text-properties fo:color="#ba131a" fo:font-size="12pt" style:font-size-asian="18pt" style:font-size-complex="18pt"/>
    </style:style>
    <style:style style:name="P15" style:family="paragraph">
      <loext:graphic-properties draw:fill="none" draw:fill-color="#ffffff"/>
      <style:text-properties fo:color="#ba131a" fo:font-size="12pt" style:font-size-asian="18pt" style:font-size-complex="18pt"/>
    </style:style>
    <style:style style:name="P16" style:family="paragraph">
      <style:text-properties fo:color="#820f71" fo:font-size="18pt" style:font-size-asian="18pt" style:font-size-complex="18pt"/>
    </style:style>
    <style:style style:name="P17" style:family="paragraph">
      <loext:graphic-properties draw:fill="none" draw:fill-color="#ffffff"/>
      <style:text-properties fo:color="#820f71" fo:font-size="18pt" style:font-size-asian="18pt" style:font-size-complex="18pt"/>
    </style:style>
    <style:style style:name="P18" style:family="paragraph">
      <style:text-properties fo:color="#820f71" fo:font-size="12pt" style:font-size-asian="18pt" style:font-size-complex="18pt"/>
    </style:style>
    <style:style style:name="P19" style:family="paragraph">
      <loext:graphic-properties draw:fill="none" draw:fill-color="#ffffff"/>
      <style:text-properties fo:color="#820f71" fo:font-size="12pt" style:font-size-asian="18pt" style:font-size-complex="18pt"/>
    </style:style>
    <style:style style:name="P20" style:family="paragraph">
      <style:text-properties fo:font-size="12pt" style:font-size-asian="18pt" style:font-size-complex="18pt"/>
    </style:style>
    <style:style style:name="P21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cm" svg:height="7.5cm" svg:x="1.5cm" svg:y="1.4cm">
          <draw:text-box>
            <text:p><text:span text:style-name="T1">Rules in DirSynch project for SVN repository:</text:span></text:p>
            <text:p>- New development will be made on <text:span text:style-name="T1">trunk</text:span></text:p>
            <text:p>- Each release receive a <text:span text:style-name="T2">tag</text:span>. For example, version 1.6 will receive the tag "<text:span text:style-name="T2">v1_6</text:span>".</text:p>
            <text:p>- If there is the need to fix a bug in a specific version, a branch will be created from the tag point. For example: if there is the need to fix a bug in version 1.6, we create the branch "branch1_6", fix the bug and then release the version 1.6.1, with the tag "<text:span text:style-name="T2">v1_6_1</text:span>" in the branch. Each release in the branch will be merged to the <text:span text:style-name="T1">trunk</text:span> just after the release.</text:p>
            <text:p>- If there is the plan to a major refactoring, it can be done in a branch if there is the possibility that it can not be included in the next release.</text:p>
          </draw:text-box>
        </draw:frame>
        <draw:line draw:style-name="gr2" draw:text-style-name="P2" xml:id="id1" draw:id="id1" draw:layer="layout" svg:x1="2cm" svg:y1="14.3cm" svg:x2="27.5cm" svg:y2="14.3cm">
          <text:p/>
        </draw:line>
        <draw:frame draw:style-name="gr3" draw:text-style-name="P4" draw:layer="layout" svg:width="1.912cm" svg:height="0.954cm" svg:x="2.5cm" svg:y="14.346cm">
          <draw:text-box>
            <text:p text:style-name="P3">trunk</text:p>
          </draw:text-box>
        </draw:frame>
        <draw:custom-shape draw:style-name="gr4" draw:text-style-name="P6" draw:layer="layout" svg:width="3cm" svg:height="0.999cm" svg:x="3.9cm" svg:y="15.801cm">
          <text:p text:style-name="P5">v1_6</text:p>
          <draw:enhanced-geometry svg:viewBox="0 0 21600 21600" draw:mirror-horizontal="false" draw:type="line-callout-1" draw:modifiers="-13221.9926691103 -34257.6 -1806.597800733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5" draw:text-style-name="P7" xml:id="id2" draw:id="id2" draw:layer="layout" svg:x1="4cm" svg:y1="12.1cm" svg:x2="14cm" svg:y2="12.1cm">
          <text:p/>
        </draw:line>
        <draw:connector draw:style-name="gr6" draw:text-style-name="P7" draw:layer="layout" draw:type="line" svg:x1="2cm" svg:y1="14.3cm" svg:x2="4cm" svg:y2="12.1cm" draw:start-shape="id1" draw:start-glue-point="3" draw:end-shape="id2" draw:end-glue-point="3" svg:d="M2000 14300l2000-2200" svg:viewBox="0 0 2001 2201">
          <text:p/>
        </draw:connector>
        <draw:custom-shape draw:style-name="gr4" draw:text-style-name="P6" draw:layer="layout" svg:width="3cm" svg:height="0.999cm" svg:x="11.1cm" svg:y="9.701cm">
          <text:p text:style-name="P5">v1_6_1</text:p>
          <draw:enhanced-geometry svg:viewBox="0 0 21600 21600" draw:mirror-horizontal="false" draw:type="line-callout-1" draw:modifiers="-8025.32489170277 52272 -1806.597800733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9" draw:layer="layout" svg:width="4.412cm" svg:height="0.954cm" svg:x="4.088cm" svg:y="12.146cm">
          <draw:text-box>
            <text:p text:style-name="P8">branch1_6</text:p>
          </draw:text-box>
        </draw:frame>
        <draw:line draw:style-name="gr8" draw:text-style-name="P7" draw:layer="layout" svg:x1="10cm" svg:y1="12.1cm" svg:x2="10.5cm" svg:y2="14.1cm">
          <text:p/>
        </draw:line>
        <draw:frame draw:style-name="gr9" draw:text-style-name="P11" draw:layer="layout" svg:width="1.984cm" svg:height="0.721cm" svg:x="10.1cm" svg:y="12.6cm">
          <draw:text-box>
            <text:p text:style-name="P10">(merge)</text:p>
          </draw:text-box>
        </draw:frame>
        <draw:custom-shape draw:style-name="gr4" draw:text-style-name="P6" draw:layer="layout" svg:width="3cm" svg:height="0.999cm" svg:x="14.5cm" svg:y="15.7cm">
          <text:p text:style-name="P5">v1_7</text:p>
          <draw:enhanced-geometry svg:viewBox="0 0 21600 21600" draw:mirror-horizontal="false" draw:type="line-callout-1" draw:modifiers="-5779.67344218594 -31017.6 -1806.597800733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13" draw:layer="layout" svg:width="2.034cm" svg:height="0.721cm" svg:x="6.4cm" svg:y="11.301cm">
          <draw:text-box>
            <text:p text:style-name="P12">(bug fix)</text:p>
          </draw:text-box>
        </draw:frame>
        <draw:frame draw:style-name="gr9" draw:text-style-name="P15" draw:layer="layout" svg:width="3.216cm" svg:height="0.721cm" svg:x="7.516cm" svg:y="14.379cm">
          <draw:text-box>
            <text:p text:style-name="P14">(new features)</text:p>
          </draw:text-box>
        </draw:frame>
        <draw:line draw:style-name="gr10" draw:text-style-name="P7" xml:id="id3" draw:id="id3" draw:layer="layout" svg:x1="3.5cm" svg:y1="17.801cm" svg:x2="24.5cm" svg:y2="17.9cm">
          <text:p/>
        </draw:line>
        <draw:connector draw:style-name="gr11" draw:text-style-name="P7" draw:layer="layout" draw:type="line" svg:x1="2cm" svg:y1="14.3cm" svg:x2="3.5cm" svg:y2="17.85cm" draw:start-shape="id1" draw:start-glue-point="3" draw:end-shape="id3" draw:end-glue-point="3" svg:d="M2000 14300l1500 3550" svg:viewBox="0 0 1501 3551">
          <text:p/>
        </draw:connector>
        <draw:frame draw:style-name="gr12" draw:text-style-name="P17" draw:layer="layout" svg:width="5.412cm" svg:height="1.657cm" svg:x="3.588cm" svg:y="17.847cm">
          <draw:text-box>
            <text:p text:style-name="P16">branch_issue654</text:p>
          </draw:text-box>
        </draw:frame>
        <draw:frame draw:style-name="gr9" draw:text-style-name="P19" draw:layer="layout" svg:width="2.788cm" svg:height="0.721cm" svg:x="9.7cm" svg:y="17.002cm">
          <draw:text-box>
            <text:p text:style-name="P18">(refactoring)</text:p>
          </draw:text-box>
        </draw:frame>
        <draw:line draw:style-name="gr8" draw:text-style-name="P7" draw:layer="layout" svg:x1="19cm" svg:y1="17.9cm" svg:x2="20cm" svg:y2="14.4cm">
          <text:p/>
        </draw:line>
        <draw:frame draw:style-name="gr9" draw:text-style-name="P11" draw:layer="layout" svg:width="1.984cm" svg:height="0.721cm" svg:x="19.5cm" svg:y="15.6cm">
          <draw:text-box>
            <text:p text:style-name="P10">(merge)</text:p>
          </draw:text-box>
        </draw:frame>
        <draw:frame draw:style-name="gr9" draw:text-style-name="P21" draw:layer="layout" svg:width="2.915cm" svg:height="0.721cm" svg:x="25.8cm" svg:y="1.12cm">
          <draw:text-box>
            <text:p text:style-name="P20">(13/12/2018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4M42S</meta:editing-duration>
    <meta:editing-cycles>6</meta:editing-cycles>
    <meta:generator>LibreOffice/5.4.1.2$Windows_X86_64 LibreOffice_project/ea7cb86e6eeb2bf3a5af73a8f7777ac570321527</meta:generator>
    <dc:date>2018-12-13T11:20:02.927000000</dc:date>
    <meta:document-statistic meta:object-count="20"/>
  </office:meta>
</office:document-meta>
</file>